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26b1" officeooo:paragraph-rsid="000726b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21eb" officeooo:paragraph-rsid="001021e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26b1" officeooo:paragraph-rsid="000726b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26b1" officeooo:paragraph-rsid="000a0a9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26b1" officeooo:paragraph-rsid="000b231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26b1" officeooo:paragraph-rsid="000cb74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726b1" officeooo:paragraph-rsid="000dd05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726b1" officeooo:paragraph-rsid="000cc00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e06a7" officeooo:paragraph-rsid="000e06a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edc26" officeooo:paragraph-rsid="000edc2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f5603" officeooo:paragraph-rsid="000f560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ff" fo:font-size="12pt" officeooo:rsid="0007ad8a" officeooo:paragraph-rsid="000a0a9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size="12pt" officeooo:rsid="0007ad8a" officeooo:paragraph-rsid="000a0a9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fo:font-size="12pt" officeooo:rsid="00087e95" officeooo:paragraph-rsid="000a0a9c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fo:font-size="12pt" officeooo:rsid="00087e95" officeooo:paragraph-rsid="000726b1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726b1" officeooo:paragraph-rsid="000726b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042b5" officeooo:paragraph-rsid="001042b5" style:font-size-asian="14pt" style:font-size-complex="14pt"/>
    </style:style>
    <style:style style:name="T1" style:family="text">
      <style:text-properties officeooo:rsid="0007ad8a"/>
    </style:style>
    <style:style style:name="T2" style:family="text">
      <style:text-properties officeooo:rsid="00087e95"/>
    </style:style>
    <style:style style:name="T3" style:family="text">
      <style:text-properties officeooo:rsid="000b2312"/>
    </style:style>
    <style:style style:name="T4" style:family="text">
      <style:text-properties officeooo:rsid="000cb74e"/>
    </style:style>
    <style:style style:name="T5" style:family="text">
      <style:text-properties officeooo:rsid="000dd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Sistema Inteligente do Jogo dos 8</text:p>
      <text:p text:style-name="P1"/>
      <text:p text:style-name="P17">Dupla: Gustavo Roesler Brillinger &amp; Osvaldo Miguel Junior</text:p>
      <text:p text:style-name="P1"/>
      <text:p text:style-name="P2">Controller: SI-Jogo-dos-8\public\scripts\controllers\homeController.js</text:p>
      <text:p text:style-name="P2">Html principal: SI-Jogo-dos-8\public\views\home.html</text:p>
      <text:p text:style-name="P15"/>
      <text:p text:style-name="P1"/>
      <text:p text:style-name="P3">Variáveis:</text:p>
      <text:p text:style-name="P3">- jogadasVerificadas: um array que guarda todas <text:s/>as jogadas já verificadas.</text:p>
      <text:p text:style-name="P3">- possiveisJogadas: um array que guarda todas as jogadas da fronteira.</text:p>
      <text:p text:style-name="P3">- menorCaminho: um array que guarda a sequencia de estados do estado inicial para o final.</text:p>
      <text:p text:style-name="P3">- existeLoop: um boolean que retorna false quando é gerado um estado novo e true quando repete um estado já criado.</text:p>
      <text:p text:style-name="P3">- posicaoAtual: <text:span text:style-name="T1">um objeto que tem a </text:span>sequencia de estado inicial fornecida.</text:p>
      <text:p text:style-name="P3">- estadoFinal: <text:span text:style-name="T1">um objeto que tem </text:span>sequencia de estado desejada.</text:p>
      <text:p text:style-name="P3"/>
      <text:p text:style-name="P4"><text:tab/>Para se identificar a posição atual de cada elemento dentro das 9 possíveis localizações <text:span text:style-name="T1">usa-se</text:span> <text:s/>a seguinte sequencia de <text:span text:style-name="T1">chaves dentro do objeto estado:</text:span></text:p>
      <text:p text:style-name="P9">Linha: dezena.</text:p>
      <text:p text:style-name="P9">Coluna: unidade.</text:p>
      <text:p text:style-name="P12">00 01 02</text:p>
      <text:p text:style-name="P12">10 11 12</text:p>
      <text:p text:style-name="P12">20 21 22</text:p>
      <text:p text:style-name="P13">estado = {00: 1, 01: 2, 02: 3, 10: 8, 11: null, 12: 4, 20: 7, 21: 6, 22: 5}</text:p>
      <text:p text:style-name="P13"/>
      <text:p text:style-name="P13"><text:tab/><text:span text:style-name="T2">Considera-se 'null' como o espaço vazio do jogo.</text:span></text:p>
      <text:p text:style-name="P13"/>
      <text:p text:style-name="P13"><text:tab/><text:span text:style-name="T2">Cada jogada é definido da seguinte forma:</text:span></text:p>
      <text:p text:style-name="P13"><text:tab/><text:span text:style-name="T2">jogada = {</text:span></text:p>
      <text:p text:style-name="P13"><text:tab/><text:tab/><text:span text:style-name="T2">estado: objeto contendo a sequencia atual de elementos,</text:span></text:p>
      <text:p text:style-name="P13"><text:tab/><text:tab/><text:span text:style-name="T2">custoEstimado: o custo estimado pela heuristica para chegar ao estado final,</text:span></text:p>
      <text:p text:style-name="P13"><text:tab/><text:tab/><text:span text:style-name="T2">custo: o custo que teve para chegar nessa jogada,</text:span></text:p>
      <text:p text:style-name="P13"><text:tab/><text:tab/><text:span text:style-name="T2">pai: a posição em que o estado anterior se encontra dentro de <text:s/>jogadasVerificadas</text:span></text:p>
      <text:p text:style-name="P14"><text:tab/>}</text:p>
      <text:p text:style-name="P3"/>
      <text:p text:style-name="P3">Funções:</text:p>
      <text:p text:style-name="P3"/>
      <text:p text:style-name="P7"><text:tab/><text:span text:style-name="T5">A heuristica é calculada pela função calcCustoEstimado() que usa o metodo de manhattan(calculado atraves da diferença entre coluna atual e coluna desejada + diferença entre linha atual e linha desejada) e metodo de peças fora do lugar(tendo custo 1 para cada peça fora do lugar). Para se escolher a próxima jogada a ser verificada sempre se escolhe qual tiver o menor somatorio do custo + custo estimado.</text:span></text:p>
      <text:p text:style-name="P3"/>
      <text:p text:style-name="P3"><text:tab/><text:span text:style-name="T3">1º passo: clique no botão iniciar que vai executar o segundo passo.</text:span></text:p>
      <text:p text:style-name="P5"><text:tab/><text:span text:style-name="T3">2º passo: executa função verificaValido() que vai verificar se foi fornecido uma sequencia valida de elementos( qualquer variação que contenha:1,2,3,4,5,6,7,8,null), se a sequencia fornecida é valida cria a primeira jogada, usando calcCustoEstimado() para calcular o custo estimado, tendo custo == 0, pai == null, estado == estado fornecido <text:s/>e por final executa terceiro passo.</text:span></text:p>
      <text:p text:style-name="P5"><text:tab/><text:span text:style-name="T3">3º passo: verifica todas as jogadas de <text:s/></text:span>possiveisJogadas<text:span text:style-name="T3">(fronteira) e escolhe qual possuir o menor custo total(custo + custo estimado), remove a jogada de possiveisJogadas e adiciona em </text:span><text:soft-page-break/><text:span text:style-name="T3">jogadasVerificadas e depois pergunta se a jogada escolhida é a jogada final, se for executa quinto passo, se não for executa quarto passo.</text:span></text:p>
      <text:p text:style-name="P6"><text:tab/><text:span text:style-name="T4">4º passo: a partir da jogada escolhida cria todas as novas possíveis jogadas e adiciona no array novasPossiveisJogadas e para cada uma delas executa a função quebraLoop() que vai verificar se a nova jogada já foi criada, das jogadas que sobrarem vão ser adicionadas em <text:s/></text:span>possiveisJogadas<text:span text:style-name="T4">(fronteira) e por final executa terceiro passo.</text:span></text:p>
      <text:p text:style-name="P8"><text:tab/><text:span text:style-name="T4">5º passo: executa função calcMenorCaminho() que a partir da jogada escolhida vai percorrer o array jogadasVerificadas usando o pai como referencia, jogando cada estado das jogadas encontradas dentro do array menorCaminho até encontrar a jogada com pai == null, depois imprime na interface.</text:span></text:p>
      <text:p text:style-name="P8"/>
      <text:p text:style-name="P10">Testes:</text:p>
      <text:p text:style-name="P10"><text:tab/>Dentre os vários testes executados a interface executa muito bem os que possuem resolução em linha reta como mostra a baixo:</text:p>
      <text:p text:style-name="P10"/>
      <text:p text:style-name="P10">estado:</text:p>
      <text:p text:style-name="P10">2 3 4<text:tab/>Fronteira:15</text:p>
      <text:p text:style-name="P10">1 8 5<text:tab/>Estados Verificados: 10</text:p>
      <text:p text:style-name="P10"><text:s text:c="3"/>7 6<text:tab/>Número de jogadas: 9</text:p>
      <text:p text:style-name="P10"/>
      <text:p text:style-name="P10">estado:</text:p>
      <text:p text:style-name="P10">1 2 3<text:tab/>Fronteira: 34</text:p>
      <text:p text:style-name="P10">6 7 8<text:tab/>Estados Verificados: 18</text:p>
      <text:p text:style-name="P10">5 4 <text:s text:c="2"/><text:tab/>Número de jogadas: 11</text:p>
      <text:p text:style-name="P10"/>
      <text:p text:style-name="P11">porem a interface se perde na busca da melhor jogada quando <text:s/>a resolução diferente da apresentada a cima, como nesse estado:</text:p>
      <text:p text:style-name="P11"/>
      <text:p text:style-name="P11">estado:</text:p>
      <text:p text:style-name="P11">2 6 4</text:p>
      <text:p text:style-name="P11">7 8 5</text:p>
      <text:p text:style-name="P11"><text:s text:c="3"/>1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3:20:26.066000000</meta:creation-date>
    <dc:date>2016-04-20T21:49:58.412000000</dc:date>
    <meta:editing-duration>PT48M1S</meta:editing-duration>
    <meta:editing-cycles>12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48" meta:word-count="586" meta:character-count="3627" meta:non-whitespace-character-count="3053"/>
  </office:meta>
</office:document-meta>
</file>